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2010000041C000002E8E963AE0C.png"/>
  <manifest:file-entry manifest:media-type="image/png" manifest:full-path="Pictures/100002010000041C000002E8394172AE.png"/>
  <manifest:file-entry manifest:media-type="image/png" manifest:full-path="Pictures/100002010000041C000002E8DEA2C055.png"/>
  <manifest:file-entry manifest:media-type="image/png" manifest:full-path="Pictures/100002010000041C000002E842B92A6E.png"/>
  <manifest:file-entry manifest:media-type="image/png" manifest:full-path="Pictures/100002010000041C000002E8DBC421E4.png"/>
  <manifest:file-entry manifest:media-type="image/png" manifest:full-path="Pictures/100002010000041C000002E8CFEE77D2.png"/>
  <manifest:file-entry manifest:media-type="image/png" manifest:full-path="Pictures/100002010000041C000002E810F3D49D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phics1" text:anchor-type="paragraph" svg:width="25.7cm" svg:height="18.175cm" draw:z-index="0"><draw:image xlink:href="Pictures/100002010000041C000002E8CFEE77D2.png" xlink:type="simple" xlink:show="embed" xlink:actuate="onLoad"/></draw:frame></text:p>
      <text:p text:style-name="Standard"><draw:frame draw:style-name="fr1" draw:name="graphics2" text:anchor-type="paragraph" svg:width="25.7cm" svg:height="18.175cm" draw:z-index="1"><draw:image xlink:href="Pictures/100002010000041C000002E842B92A6E.png" xlink:type="simple" xlink:show="embed" xlink:actuate="onLoad"/></draw:frame><text:soft-page-break/></text:p>
      <text:p text:style-name="Standard"><draw:frame draw:style-name="fr1" draw:name="graphics3" text:anchor-type="paragraph" svg:width="25.7cm" svg:height="18.175cm" draw:z-index="2"><draw:image xlink:href="Pictures/100002010000041C000002E810F3D49D.png" xlink:type="simple" xlink:show="embed" xlink:actuate="onLoad"/></draw:frame><text:soft-page-break/></text:p>
      <text:p text:style-name="Standard"><draw:frame draw:style-name="fr1" draw:name="graphics4" text:anchor-type="paragraph" svg:width="25.7cm" svg:height="18.175cm" draw:z-index="3"><draw:image xlink:href="Pictures/100002010000041C000002E8DEA2C055.png" xlink:type="simple" xlink:show="embed" xlink:actuate="onLoad"/></draw:frame><text:soft-page-break/></text:p>
      <text:p text:style-name="Standard"><draw:frame draw:style-name="fr1" draw:name="graphics5" text:anchor-type="paragraph" svg:width="25.7cm" svg:height="18.175cm" draw:z-index="4"><draw:image xlink:href="Pictures/100002010000041C000002E8394172AE.png" xlink:type="simple" xlink:show="embed" xlink:actuate="onLoad"/></draw:frame><text:soft-page-break/></text:p>
      <text:p text:style-name="Standard"><draw:frame draw:style-name="fr1" draw:name="graphics6" text:anchor-type="paragraph" svg:width="25.7cm" svg:height="18.175cm" draw:z-index="5"><draw:image xlink:href="Pictures/100002010000041C000002E8DBC421E4.png" xlink:type="simple" xlink:show="embed" xlink:actuate="onLoad"/></draw:frame><text:soft-page-break/></text:p>
      <text:p text:style-name="Standard"><draw:frame draw:style-name="fr1" draw:name="graphics7" text:anchor-type="paragraph" svg:width="25.7cm" svg:height="18.175cm" draw:z-index="6"><draw:image xlink:href="Pictures/100002010000041C000002E8E963AE0C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8-13T11:05:23.52</meta:creation-date>
    <meta:document-statistic meta:table-count="0" meta:image-count="7" meta:object-count="0" meta:page-count="7" meta:paragraph-count="0" meta:word-count="0" meta:character-count="0" meta:non-whitespace-character-count="0"/>
    <dc:date>2012-08-13T11:06:22.31</dc:date>
    <meta:editing-duration>PT1M1S</meta:editing-duration>
    <meta:editing-cycles>1</meta:editing-cycles>
    <meta:generator>LibreOffice/3.4$Win32 LibreOffice_project/340m1$Build-502</meta:generator>
  </office:meta>
</office:document-meta>
</file>